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3144" officeooo:paragraph-rsid="00193144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8667" officeooo:paragraph-rsid="001a8667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8667" officeooo:paragraph-rsid="001a8667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7735" officeooo:paragraph-rsid="001c773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93144"/>
    </style:style>
    <style:style style:name="T6" style:family="text">
      <style:text-properties officeooo:rsid="001c77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<text:span text:style-name="T5">2nd</text:span> of <text:span text:style-name="T5">March</text:span> 202<text:span text:style-name="T3">1</text:span> under the <text:span text:style-name="T4">4</text:span><text:span text:style-name="T5">4</text:span><text:span text:style-name="T4">th</text:span> PA Meeting.</text:p>
      <text:p text:style-name="P1"/>
      <text:p text:style-name="P1">The Assembly, recognising the current situation,</text:p>
      <text:p text:style-name="P1"/>
      <text:p text:style-name="P3">Constitutes the need to establish standards as to make the publication of the server a viable solution to the ever lasting problem of the lack of players. This because too many players will bring destruction as will too little players.</text:p>
      <text:p text:style-name="P3">Standards include:</text:p>
      <text:p text:style-name="P3">The server will remain whitelisted.</text:p>
      <text:p text:style-name="P3">All players that find it from the public servers list will have to wait up to 24 hours before they can start being admitted into the server.</text:p>
      <text:p text:style-name="P3">They will also need to have a discord account that is older than <text:span text:style-name="T6">2</text:span> months as to insure that it's their</text:p>
      <text:p text:style-name="P3">main account and not a burner one. <text:span text:style-name="T6">This requirement is reduced to one week if the person is close friends or family from an already established player.</text:span></text:p>
      <text:p text:style-name="P3">Every month only 15 players will be admitted through this process.</text:p>
      <text:p text:style-name="P3">The players should first join when a mod is in vanish (this might require growing the moderator team).</text:p>
      <text:p text:style-name="P6">Any application is to be considered by the CotS.</text:p>
      <text:p text:style-name="P1"/>
      <text:p text:style-name="P1">And proceeds.</text:p>
      <text:p text:style-name="P1"/>
      <text:p text:style-name="P1">Signed by,</text:p>
      <text:p text:style-name="P2">eldegron</text:p>
      <text:p text:style-name="P1"/>
      <text:p text:style-name="P1"/>
      <text:p text:style-name="P1"/>
      <text:p text:style-name="Standard"><text:span text:style-name="T1">[</text:span><text:span text:style-name="T2">Motion 44-7: To establish standards as to make the publication of the server a viable solution to the ever lasting problem of the lack of player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03T20:46:26.546815023</dc:date>
    <meta:editing-duration>PT8M4S</meta:editing-duration>
    <meta:editing-cycles>7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15" meta:word-count="212" meta:character-count="1207" meta:non-whitespace-character-count="1010"/>
  </office:meta>
</office:document-meta>
</file>